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text-shadow="none"/>
    </style:style>
    <style:style style:name="P2" style:family="paragraph">
      <loext:graphic-properties draw:fill="none" draw:fill-color="#ffffff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style:paragraph-properties fo:text-align="start"/>
      <style:text-properties fo:color="#000000" style:font-name="Segoe UI Semibold" fo:font-style="italic" fo:text-shadow="none" style:font-style-asian="italic" style:font-style-complex="italic"/>
    </style:style>
    <style:style style:name="P7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paragraph-properties fo:text-align="start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style:paragraph-properties fo:text-align="start"/>
      <style:text-properties fo:color="#000000" style:font-name="Segoe UI Semibold" fo:font-style="italic" fo:text-shadow="none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color="#000000" style:font-name="Segoe UI Semibold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6" style:family="text"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color="#000000" style:text-position="super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000000" style:font-name="Segoe UI Semibold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254cm">
          <draw:text-box>
            <text:p text:style-name="P1"><text:span text:style-name="T1">HOLY GOSPEL</text:span></text:p>
            <text:p text:style-name="P1"><text:span text:style-name="T2">John 2:1-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9.269cm" svg:x="1.524cm" svg:y="0.508cm">
          <draw:text-box>
            <text:p text:style-name="P4"><text:span text:style-name="T3">1</text:span><text:span text:style-name="T4">On the third day there was a wedding at Cana in Galilee, and the mother of Jesus was there. </text:span><text:span text:style-name="T3">2</text:span><text:span text:style-name="T4">Jesus also was invited to the wedding with his disciples. </text:span><text:span text:style-name="T3">3</text:span><text:span text:style-name="T4">When the wine ran out, the mother of Jesus said to him,</text:span></text:p>
            <text:p text:style-name="P4"><text:span text:style-name="T4">“</text:span><text:span text:style-name="T4">They have no win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5.146cm" svg:height="6.263cm" svg:x="1.524cm" svg:y="0.508cm">
          <draw:text-box>
            <text:p text:style-name="P6"><text:span text:style-name="T3">4</text:span><text:span text:style-name="T4">And Jesus said to her, “Woman, what does this have to do with me? My hour has not yet come.” </text:span><text:span text:style-name="T3">5</text:span><text:span text:style-name="T4">His mother said to the servants, “Do whatever he tells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8" draw:layer="layout" svg:width="25.908cm" svg:height="7.766cm" svg:x="1.016cm" svg:y="0.508cm">
          <draw:text-box>
            <text:p text:style-name="P6"><text:span text:style-name="T3">6</text:span><text:span text:style-name="T4">Now there were six stone water jars there for the Jewish rites of purification, each holding twenty or thirty gallons. </text:span><text:span text:style-name="T3">7</text:span><text:span text:style-name="T4">Jesus said to the servants, “Fill the jars with water.” And they filled them up to the br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8" draw:layer="layout" svg:width="25.654cm" svg:height="3.81cm" svg:x="1.27cm" svg:y="0.508cm">
          <draw:text-box>
            <text:p text:style-name="P6"><text:span text:style-name="T3">8</text:span><text:span text:style-name="T4">And he said to them, “Now draw some out and take it to the master of the feast.” So they took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6" draw:text-style-name="P8" draw:layer="layout" svg:width="25.4cm" svg:height="9.269cm" svg:x="1.27cm" svg:y="0.508cm">
          <draw:text-box>
            <text:p text:style-name="P6"><text:span text:style-name="T3">9</text:span><text:span text:style-name="T4">When the master of the feast tasted the water now become wine, and did not know where it came from (though the servants who had drawn the water knew),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 presentation:presentation-page-layout-name="AL1T0">
        <draw:frame draw:style-name="gr4" draw:text-style-name="P7" draw:layer="layout" svg:width="25.146cm" svg:height="6.263cm" svg:x="1.524cm" svg:y="0.508cm">
          <draw:text-box>
            <text:p text:style-name="P6"><text:span text:style-name="T4">the master of the feast called the bridegroom </text:span><text:span text:style-name="T3">10</text:span><text:span text:style-name="T4">and said to him, “Everyone serves the good wine first, and when people have drunk freely, then the poor win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6" presentation:presentation-page-layout-name="AL1T0">
        <draw:frame draw:style-name="gr4" draw:text-style-name="P10" draw:layer="layout" svg:width="25.146cm" svg:height="6.263cm" svg:x="1.547cm" svg:y="0.432cm">
          <draw:text-box>
            <text:p text:style-name="P9"><text:span text:style-name="T6">But you have kept the good wine until now.” </text:span></text:p>
            <text:p text:style-name="P9"><text:span text:style-name="T7">11</text:span><text:span text:style-name="T6">This, the first of his signs, Jesus did at Cana in Galilee, and manifested his glory. And his disciples believed in him. </text:span><text:span text:style-name="T8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20:46:15.601000000</meta:creation-date>
    <dc:title>Hymn template</dc:title>
    <meta:editing-duration>PT13M39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5T17:45:54.566000000</dc:date>
    <meta:document-statistic meta:object-count="129"/>
    <meta:template xlink:type="simple" xlink:actuate="onRequest" xlink:title="Hymn template" xlink:href="../../AppData/Roaming/LibreOffice/4/user/template/Worship%20Templsates/Hymn%20template.otp" meta:date="2016-01-15T20:46:15.476000000"/>
  </office:meta>
</office:document-meta>
</file>